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18cm solid #000000"/>
    </style:style>
    <style:style style:name="podHeaderCell" style:family="table-cell">
      <style:table-cell-properties fo:background-color="#e6e6e6" fo:padding="0.097cm" fo:border="0.018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Table14313475577916" style:family="table" style:parent-style-name="podTable">
      <style:table-properties style:width="11.32cm" style:rel-width="64.35%" table:table-align="left" table:align="left"/>
    </style:style>
    <style:style style:name="Table14313475577916.1" style:family="table-column">
      <style:table-column-properties style:rel-column-width="21844*"/>
    </style:style>
    <style:style style:name="Table14313475577916.2" style:family="table-column">
      <style:table-column-properties style:rel-column-width="21844*"/>
    </style:style>
    <style:style style:name="Table14313475577916.3" style:family="table-column">
      <style:table-column-properties style:rel-column-width="21844*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Some <text:span text:style-name="podBold">bold</text:span> and some <text:span text:style-name="podItalic">italic</text:span> text.</text:p>
      <text:p>A new paragraph.</text:p>
      <text:p>A list with three items:</text:p>
      <text:list text:style-name="podBulletedList">
        <text:list-item>
          <text:p text:style-name="podBulletItem">the first item</text:p>
        </text:list-item>
        <text:list-item>
          <text:p text:style-name="podBulletItem">another item</text:p>
        </text:list-item>
        <text:list-item>
          <text:p text:style-name="podBulletItem">the last item</text:p>
        </text:list-item>
      </text:list>
      <text:p>A last paragraph.</text:p>
      <table:table table:name="Table14313475577916" table:style-name="Table14313475577916">
        <table:table-column table:style-name="Table14313475577916.1"/>
        <table:table-column table:style-name="Table14313475577916.2"/>
        <table:table-column table:style-name="Table14313475577916.3"/>
        <table:table-row>
          <table:table-cell table:style-name="podCell">
            <text:p text:style-name="Appy_Table_Content">A1</text:p>
          </table:table-cell>
          <table:table-cell table:style-name="podCell" table:number-columns-spanned="1" table:number-rows-spanned="2">
            <text:p text:style-name="Appy_Table_Content">B12</text:p>
          </table:table-cell>
          <table:table-cell table:style-name="podCell">
            <text:p text:style-name="Appy_Table_Content">C1</text:p>
          </table:table-cell>
        </table:table-row>
        <table:table-row>
          <table:table-cell table:style-name="podCell">
            <text:p text:style-name="Appy_Table_Content">A2</text:p>
          </table:table-cell>
          <table:table-cell table:style-name="podCell">
            <text:p text:style-name="Appy_Table_Content">C2</text:p>
          </table:table-cell>
        </table:table-row>
        <table:table-row>
          <table:table-cell table:style-name="podCell" table:number-columns-spanned="2" table:number-rows-spanned="1">
            <text:p text:style-name="Appy_Table_Content">A3A2</text:p>
          </table:table-cell>
          <table:table-cell table:style-name="podCell">
            <text:p text:style-name="Appy_Table_Content">A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cell content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heading content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2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Gaetan Delannay</meta:initial-creator>
    <meta:creation-date>2007-08-06T12:09:45</meta:creation-date>
    <dc:creator>Gaëtan Delannay</dc:creator>
    <dc:date>2009-10-30T14:00:11</dc:date>
    <dc:language>en-US</dc:language>
    <meta:editing-cycles>20</meta:editing-cycles>
    <meta:editing-duration>PT01H54M58S</meta:editing-duration>
    <meta:document-statistic meta:table-count="0" meta:image-count="0" meta:object-count="0" meta:page-count="1" meta:paragraph-count="1" meta:word-count="10" meta:character-count="50"/>
    <meta:user-defined meta:name="Info 1"/>
    <meta:user-defined meta:name="Info 2"/>
    <meta:user-defined meta:name="Info 3"/>
    <meta:user-defined meta:name="Info 4"/>
  </office:meta>
</office:document-meta>
</file>